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style:font-name-complex="Times New Roman"/>
    </style:style>
    <style:style style:name="T5" style:family="text">
      <style:text-properties style:font-name="Georgia" fo:font-size="10.5pt" fo:font-weight="bold" style:font-size-asian="10.5pt" style:font-weight-asian="bold" style:font-name-complex="Times New Roman" style:font-size-complex="10.5pt"/>
    </style:style>
    <style:style style:name="T6" style:family="text">
      <style:text-properties fo:color="#000000" fo:font-weight="normal" style:font-weight-asian="normal" style:font-name-complex="Times New Roman" style:font-weight-complex="normal"/>
    </style:style>
    <style:style style:name="T7" style:family="text">
      <style:text-properties fo:color="#000000" fo:font-weight="normal" style:font-weight-asian="normal" style:font-weight-complex="normal"/>
    </style:style>
    <style:style style:name="T8" style:family="text">
      <style:text-properties fo:color="#000000"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9" style:family="text">
      <style:text-properties fo:color="#000000" fo:language="zxx" fo:country="none" fo:font-weight="normal" style:font-name-asian="Georgia" style:language-asian="zxx" style:country-asian="none" style:font-weight-asian="normal" style:font-name-complex="Times New Roman" style:language-complex="zxx" style:country-complex="none" style:font-weight-complex="normal"/>
    </style:style>
    <style:style style:name="T10" style:family="text">
      <style:text-properties fo:color="#000000" fo:language="zxx" fo:country="none" style:text-underline-style="solid" style:text-underline-width="auto" style:text-underline-color="font-color" fo:font-weight="normal" style:font-name-asian="Georgia" style:language-asian="zxx" style:country-asian="none" style:font-weight-asian="normal" style:font-name-complex="Georgia" style:language-complex="zxx" style:country-complex="none" style:font-weight-complex="normal"/>
    </style:style>
    <style:style style:name="T11" style:family="text">
      <style:text-properties fo:color="#000000" style:font-name="Georgia" fo:font-size="10.5pt" style:font-size-asian="10.5pt" style:font-name-complex="Times New Roman" style:font-size-complex="10.5pt"/>
    </style:style>
    <style:style style:name="T12"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3" style:family="text">
      <style:text-properties fo:color="#000000" fo:font-weight="bold" style:font-weight-asian="bold" style:font-weight-complex="bold"/>
    </style:style>
    <style:style style:name="T1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Sticky Situation</text:p>
      <text:p text:style-name="P1"/>
      <text:p text:style-name="P3"><text:span text:style-name="T1">Read:</text:span><text:span text:style-name="T4"> Acts 27:37 - 28:9</text:span></text:p>
      <text:p text:style-name="P2"/>
      <text:p text:style-name="P7"><text:span text:style-name="T5">Text:</text:span><text:span text:style-name="T11"> </text:span><text:span text:style-name="T12">Acts 10:4 “...Thy prayers and thine alms are come up for a memorial before God.”</text:span></text:p>
      <text:p text:style-name="P6"/>
      <text:h text:style-name="P4" text:outline-level="3"><text:span text:style-name="T1">Introduction:</text:span><text:span text:style-name="T4"> It wasn't Pauls' fault. He had warned the Centurion and the captain way back in Cyprus but they wouldn't listen to him. Now the ship is in peril, the cargo has been thrown into the sea. The storm is not abating. Fear is the main emotion of every man aboard (all 275 other than Paul). A discussion is at hand...what should they do?Some call for throwing more cargo overboard. The soldiers wanted to kill all the prisoners and throw them overboard. The only thing that saved Paul and the other prisoners was that the Centurion wanted to save Paul. </text:span></text:h>
      <text:h text:style-name="P5" text:outline-level="3"><text:span text:style-name="T2">A prophetic message:</text:span><text:span text:style-name="T4"> How do you know if a prophet is a false prop-het? It is simple...if what the prophet says comes to pass then you have a true prophet. If what a prophet says fails to come to pass then you have a false prophet. <text:s/>The centurion knew what Paul had said and he knew that Paul was a true prophet. When Paul spoke he was quoting the mind of God. There were two who were not surprised when Paul was correct: Paul and God.</text:span></text:h>
      <text:h text:style-name="P5" text:outline-level="3"><text:span text:style-name="T4"><text:s text:c="2"/>It was Paul who warned the centurion and the ships captain about the severe storm that would destroy the ship and cost them everything but their lives. They ignored him and exactly what he had predicted had come to pass. The winds seemed to contradict Paul and who trusts criminals anyway; perhaps this prisoner had friends who were planning to help him escape from here. They were only going a few miles down the coast of Crete (only several hours travel at most) so (on a beautiful day) they sailed directly into the storm that Paul had predicted.</text:span></text:h>
      <text:h text:style-name="P5" text:outline-level="3"><text:span text:style-name="T4"><text:s text:c="2"/>Days later it is Paul who stands up and tells them that God has spoken again and that they should be of good cheer for the ship will be sunk but all the men aboard will be saved alive.</text:span></text:h>
      <text:h text:style-name="P5" text:outline-level="3"><text:span text:style-name="T2">A prophetic directive:</text:span><text:span text:style-name="T4"> I once read a book by the CEO of Intel. He was presenting his management philosophy. He told of a woman who came into his office about once a month to complain about all the mistakes in the shipping department. He said that her thoughts were spot on but he would never promote her. He said that anybody with a logical brain can figure out most problems. His disappointment with this woman was that she never brought him any solutions. Note that every time Paul brought a problem he accompanied it with a solution. When he warns them not to go he tells them to stay in Fair Havens. When he tells them that they will all be saved alive and advises them that they will be landing on an island. When he tells them that they will only be saved by remaining on board . He provides direction to eat for their strength. Then they lighten the ship and sail up the river at full strength until they run aground. Paul then directs them to swim or hang on to floating boards and allow the surf to pull them ashore. Even though the crew was too disoriented to recognize where they were; they</text:span> all arrived safely on shore. </text:h>
      <text:h text:style-name="P5" text:outline-level="3"><text:span text:style-name="T3">Prophetic action:</text:span> The scripture only tells of one man picking up sticks to keep the fire going. As he was picking up sticks he got bit by a snake. Have you ever wondered where the 275 other men were and what they were doing? Perhaps they were exhausted and laying on the sand. Perhaps they were drying out by the fire. All we know is that only Paul is noted as picking up sticks and feeding the fire. </text:h>
      <text:h text:style-name="P5" text:outline-level="3"><text:s text:c="2"/>There is a message here that we dare not miss. Paul wasn't just called to speak God's words. He was called to carry out God's plans as well. The island folks had started the fire but someone still needed to feed the fire. It was what he could do and he wasn't too proud to do what the common people did. He was the voice of God and would soon be involved with healing of folks on the island but at this time the fire needs to be fed. Someone has to feed the fire and Paul does it. A snake bites him but he keeps on going. No one helps him but he keeps on picking up sticks. </text:h>
      <text:p text:style-name="P8"><text:span text:style-name="T13">Conclude:</text:span><text:span text:style-name="T7"> </text:span><text:span text:style-name="T6">The last sermon that I heard Jack Hyles preach was entitled: “Someone's Gotta Milk the cows.” It was in reference to the idea that in heaven we will drink milk and eat honey. His theme was one of God uses people to fulfill His will. We can't eat milk and honey unless someone harvests the honey and someone milks the cows. </text:span></text:p>
      <text:p text:style-name="P8"><text:span text:style-name="T6"><text:s text:c="2"/>Paul could have said: “I'm tired, I'm wet, and I'm hungry. Somebody needs to keep this fire going but today I choose to leave it to someone else.” In the scriptures we read of others who picked up the slack: </text:span><text:span text:style-name="T14">David</text:span> got involved with Goliath because no one else was doing anything. They were listening and wringing their hands and wishing someone would do something <text:s/>till this teenage boy shows up. <text:span text:style-name="T10">Moses</text:span><text:span text:style-name="T8"> was safely away from Pharaoh, working as a shepherd, when God called him. He led while <text:s/>everyone else was busy being complaining slaves. In Galatians we read how </text:span><text:span text:style-name="T9">Paul corrected the false theology being preached by Peter while others, in the church, said nothing.</text:span></text:p>
      <text:p text:style-name="P8"><text:span text:style-name="T9"><text:s text:c="2"/>Our text verse contains words from God to Cornelius. God heard the prayers of Cornelius as well as saw the deeds of Cornelius. Both the words and deeds of this unsavable gentile so impressed God that He sent salvation to this man and, by extension, the gentile nations.</text:span></text:p>
      <text:p text:style-name="P8"><text:span text:style-name="T9"><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9-03-08T11:32:04.94</dc:date>
    <meta:editing-duration>P3DT14H23M15S</meta:editing-duration>
    <meta:generator>OpenOffice/4.1.3$Win32 OpenOffice.org_project/413m1$Build-9783</meta:generator>
    <meta:document-statistic meta:table-count="0" meta:image-count="0" meta:object-count="0" meta:page-count="1" meta:paragraph-count="14" meta:word-count="982" meta:character-count="52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